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he Big Picture</text:h>
      <text:p text:style-name="Text_20_body">The speaker is describing a <text:span text:style-name="Strong_20_Emphasis">technology project</text:span> aimed at improving how street and house data is collected. Previously, field workers (enumerators) used paper printouts to verify streets and houses—a slow and outdated method. Now, they want to build a <text:span text:style-name="Strong_20_Emphasis">mobile app connected to a backend database</text:span> to make the process digital, efficient, and accurate.</text:p>
      <text:p text:style-name="Horizontal_20_Line"/>
      <text:h text:style-name="Heading_20_3" text:outline-level="3">Key Requirements of the App</text:h>
      <text:p text:style-name="Text_20_body"><text:span text:style-name="Strong_20_Emphasis">1. What Field Workers Will Do</text:span><text:line-break/>They will go out to neighborhoods and:</text:p>
      <text:list text:style-name="L1">
        <text:list-item>
          <text:p text:style-name="P1">Confirm if streets shown on old maps actually exist on the ground.</text:p>
        </text:list-item>
        <text:list-item>
          <text:p text:style-name="P1">Count houses on each street, noting how many are on the left vs. right side (depending on the direction they enter the street—important for consistency).</text:p>
        </text:list-item>
        <text:list-item>
          <text:p text:style-name="P1">Classify each unit as residential, commercial, or open space. If commercial, note the type (e.g., hospital, supermarket, hotel).</text:p>
        </text:list-item>
        <text:list-item>
          <text:p text:style-name="P1">Take photos and attach them to specific records.</text:p>
        </text:list-item>
        <text:list-item>
          <text:p text:style-name="P1">Track their location in real time (GPS logging).</text:p>
        </text:list-item>
        <text:list-item>
          <text:p text:style-name="P1">Categorize the street type (e.g., local, collector, arterial) for planning and transport engineering purposes.</text:p>
        </text:list-item>
      </text:list>
      <text:p text:style-name="Text_20_body"><text:span text:style-name="Strong_20_Emphasis">2. Backend &amp; Data Management</text:span></text:p>
      <text:list text:style-name="L2">
        <text:list-item>
          <text:p text:style-name="P2">The app should sync with a central database.</text:p>
        </text:list-item>
        <text:list-item>
          <text:p text:style-name="P2">It may need to integrate with existing shapefiles (GIS data) via an API.</text:p>
        </text:list-item>
        <text:list-item>
          <text:p text:style-name="P2">A <text:span text:style-name="Strong_20_Emphasis">back office team</text:span> will review, clean, and validate the data after field collection.</text:p>
        </text:list-item>
      </text:list>
      <text:p text:style-name="Text_20_body"><text:span text:style-name="Strong_20_Emphasis">3. Post-Enumeration Use</text:span><text:line-break/>Once the data is verified and streets are named:</text:p>
      <text:list text:style-name="L3">
        <text:list-item>
          <text:p text:style-name="P3">The system should help plan where street signs and house number plates will go.</text:p>
        </text:list-item>
        <text:list-item>
          <text:p text:style-name="P3">It should track implementation progress (e.g., how many signs installed).</text:p>
        </text:list-item>
        <text:list-item>
          <text:p text:style-name="P3">Essentially, it becomes a <text:span text:style-name="Strong_20_Emphasis">project management tool or ERP</text:span> for the entire street naming and house numbering process.</text:p>
        </text:list-item>
      </text:list>
      <text:p text:style-name="Horizontal_20_Line"/>
      <text:h text:style-name="Heading_20_3" text:outline-level="3">In Simple Terms</text:h>
      <text:p text:style-name="Text_20_body">They want a <text:span text:style-name="Strong_20_Emphasis">mobile app</text:span> that lets field workers:</text:p>
      <text:list text:style-name="L4">
        <text:list-item>
          <text:p text:style-name="P4">Verify streets and houses.</text:p>
        </text:list-item>
        <text:list-item>
          <text:p text:style-name="P4">Count and classify buildings.</text:p>
        </text:list-item>
        <text:list-item>
          <text:p text:style-name="P4">Take photos and log GPS.</text:p>
        </text:list-item>
        <text:list-item>
          <text:p text:style-name="P4"><text:soft-page-break/>Sync data to a central system.</text:p>
        </text:list-item>
      </text:list>
      <text:p text:style-name="Text_20_body">And a <text:span text:style-name="Strong_20_Emphasis">backend system</text:span> that:</text:p>
      <text:list text:style-name="L5">
        <text:list-item>
          <text:p text:style-name="P5">Stores all data.</text:p>
        </text:list-item>
        <text:list-item>
          <text:p text:style-name="P5">Allows quality control.</text:p>
        </text:list-item>
        <text:list-item>
          <text:p text:style-name="P5">Helps plan and track the installation of street signs and house number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8T23:41:02.296635110</meta:creation-date>
    <dc:date>2026-03-08T23:41:58.741998698</dc:date>
    <meta:editing-duration>PT57S</meta:editing-duration>
    <meta:editing-cycles>1</meta:editing-cycles>
    <meta:document-statistic meta:table-count="0" meta:image-count="0" meta:object-count="0" meta:page-count="2" meta:paragraph-count="28" meta:word-count="329" meta:character-count="1902" meta:non-whitespace-character-count="1622"/>
    <meta:generator>LibreOffice/24.2.7.2$Linux_X86_64 LibreOffice_project/420$Build-2</meta:generator>
  </office:meta>
</office:document-meta>
</file>